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3299in"/>
    </style:style>
    <style:style style:name="co7" style:family="table-column">
      <style:table-column-properties fo:break-before="auto" style:column-width="0.4673in"/>
    </style:style>
    <style:style style:name="co8" style:family="table-column">
      <style:table-column-properties fo:break-before="auto" style:column-width="0.5154in"/>
    </style:style>
    <style:style style:name="co9" style:family="table-column">
      <style:table-column-properties fo:break-before="auto" style:column-width="0.4189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4272in"/>
    </style:style>
    <style:style style:name="co12" style:family="table-column">
      <style:table-column-properties fo:break-before="auto" style:column-width="0.531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ct Effort</text:p>
          </table:table-cell>
          <table:table-cell office:value-type="string">
            <text:p>Est Effort</text:p>
          </table:table-cell>
          <table:table-cell office:value-type="string">
            <text:p>Est Dur</text:p>
          </table:table-cell>
          <table:table-cell office:value-type="string">
            <text:p>EA-RTFP</text:p>
          </table:table-cell>
          <table:table-cell office:value-type="string">
            <text:p>IMT</text:p>
          </table:table-cell>
          <table:table-cell office:value-type="string">
            <text:p>IAT</text:p>
          </table:table-cell>
          <table:table-cell office:value-type="string">
            <text:p>IT</text:p>
          </table:table-cell>
          <table:table-cell office:value-type="string">
            <text:p>OMT </text:p>
          </table:table-cell>
          <table:table-cell office:value-type="string">
            <text:p>OAT </text:p>
          </table:table-cell>
          <table:table-cell office:value-type="string">
            <text:p>OT</text:p>
          </table:table-cell>
          <table:table-cell office:value-type="string">
            <text:p>ER</text:p>
          </table:table-cell>
          <table:table-cell office:value-type="string">
            <text:p>EA</text:p>
          </table:table-cell>
          <table:table-cell office:value-type="string">
            <text:p>ERA</text:p>
          </table:table-cell>
          <table:table-cell office:value-type="string">
            <text:p>UA-RTF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91">
            <text:p>691</text:p>
          </table:table-cell>
          <table:table-cell office:value-type="float" office:value="9.5">
            <text:p>9.5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12">
            <text:p>912</text:p>
          </table:table-cell>
          <table:table-cell office:value-type="float" office:value="902">
            <text:p>90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74">
            <text:p>274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95">
            <text:p>595</text:p>
          </table:table-cell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308">
            <text:p>3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301">
            <text:p>30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3.4">
            <text:p>3.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0">
            <text:p>19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69">
            <text:p>869</text:p>
          </table:table-cell>
          <table:table-cell office:value-type="float" office:value="333">
            <text:p>33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159">
            <text:p>159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16">
            <text:p>616</text:p>
          </table:table-cell>
          <table:table-cell office:value-type="float" office:value="373">
            <text:p>373</text:p>
          </table:table-cell>
          <table:table-cell office:value-type="float" office:value="4.7">
            <text:p>4.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7">
            <text:p>557</text:p>
          </table:table-cell>
          <table:table-cell office:value-type="float" office:value="308">
            <text:p>308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16">
            <text:p>416</text:p>
          </table:table-cell>
          <table:table-cell office:value-type="float" office:value="558">
            <text:p>55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78">
            <text:p>578</text:p>
          </table:table-cell>
          <table:table-cell office:value-type="float" office:value="861">
            <text:p>86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8">
            <text:p>438</text:p>
          </table:table-cell>
          <table:table-cell office:value-type="float" office:value="423">
            <text:p>42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2" table:number-rows-repeated="104855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lado3 </meta:initial-creator>
    <meta:creation-date>2013-02-08T21:02:59</meta:creation-date>
    <dc:date>2013-02-08T21:09:17</dc:date>
    <dc:creator>dolado3 </dc:creator>
    <meta:editing-duration>PT20S</meta:editing-duration>
    <meta:editing-cycles>2</meta:editing-cycles>
    <meta:generator>LibreOffice/3.5$Linux_X86_64 LibreOffice_project/350m1$Build-2</meta:generator>
    <meta:document-statistic meta:table-count="3" meta:cell-count="255" meta:object-count="0"/>
  </office:meta>
</office:document-meta>
</file>